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matvey@T530</text:initial-creator></text:p>
      <text:p text:style-name="OrgSubtitle"/>
      <text:p text:style-name="OrgCenter"><text:span text:style-name="OrgCode">\huge</text:span>
Chemistry SL Investigation
</text:p>
      <text:p text:style-name="OrgCenter"><text:span text:style-name="OrgCode">\large</text:span>
<text:span text:style-name="Bold">Research Question</text:span>:
</text:p>
      <text:p text:style-name="OrgCenter">What molecular descriptors contribute most to the prediction of melting points?
</text:p>
      <text:p text:style-name="OrgCenter"><text:span text:style-name="Bold">Report word count</text:span>: 3998
</text:p>
      <text:p text:style-name="OrgCenter"><text:span text:style-name="Bold">Number of pages</text:span>: 33
</text:p>
      <text:p text:style-name="OrgCenter"><text:span text:style-name="Bold">Done by</text:span>: Matvey Ryabov
</text:p>
      <text:p text:style-name="OrgCenter"><text:span text:style-name="Bold">Candidate number</text:span>: 000556-0010
</text:p>
      <text:p text:style-name="OrgCenter"><text:span text:style-name="Bold">School</text:span>: Winston Churchill High School, Lethbridge Alberta 
</text:p>
      <text:p text:style-name="Text_20_body"><text:span text:style-name="OrgCode">\pagebreak</text:span>
</text:p>
      <text:table-of-content text:style-name="OrgIndexSection"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06691e">1. Research Question:</text:a></text:p>
          <text:p text:style-name="Contents_20_1"><text:a xlink:type="simple" xlink:href="#orgc0bbb65">2. Introduction:</text:a></text:p>
          <text:p text:style-name="Contents_20_1"><text:a xlink:type="simple" xlink:href="#orge84dbc7">3. Background Research/Information:</text:a></text:p>
          <text:p text:style-name="Contents_20_1"><text:a xlink:type="simple" xlink:href="#org67cafba">4. Hypothesis:</text:a></text:p>
          <text:p text:style-name="Contents_20_1"><text:a xlink:type="simple" xlink:href="#orgcf7cb41">5. Materials:</text:a></text:p>
          <text:p text:style-name="Contents_20_2"><text:a xlink:type="simple" xlink:href="#org0765d23">5.1. The Dataset:</text:a></text:p>
          <text:p text:style-name="Contents_20_1"><text:a xlink:type="simple" xlink:href="#org5934412">6. Methodology and Experiment:</text:a></text:p>
          <text:p text:style-name="Contents_20_2"><text:a xlink:type="simple" xlink:href="#org2ad0a82">6.1. Preprocessing:</text:a></text:p>
          <text:p text:style-name="Contents_20_2"><text:a xlink:type="simple" xlink:href="#org751c4f8">6.2. Experimental Procedure:</text:a></text:p>
          <text:p text:style-name="Contents_20_1"><text:a xlink:type="simple" xlink:href="#orgdd8c428">7. Data and Analysis:</text:a></text:p>
          <text:p text:style-name="Contents_20_2"><text:a xlink:type="simple" xlink:href="#org8ae29d7">7.1. Data Table:</text:a></text:p>
          <text:p text:style-name="Contents_20_2"><text:a xlink:type="simple" xlink:href="#org98f60f0">7.2. Analysis of Results:</text:a></text:p>
          <text:p text:style-name="Contents_20_1"><text:a xlink:type="simple" xlink:href="#org6fd13a4">8. Evaluation and Limitations:</text:a></text:p>
          <text:p text:style-name="Contents_20_1"><text:a xlink:type="simple" xlink:href="#orgfb41450">9. Conclusion:</text:a></text:p>
          <text:p text:style-name="Contents_20_1"><text:a xlink:type="simple" xlink:href="#org351594d">10. Bibliography</text:a></text:p>
        </text:index-body>
      </text:table-of-content>
      <text:h text:style-name="Heading_20_1" text:outline-level="1" text:is-list-header="false">
<text:bookmark-start text:name="OrgXref.org706691e"/>
<text:bookmark text:name="org706691e"/>Research Question:
<text:bookmark-end text:name="OrgXref.org706691e"/></text:h>
      <text:p text:style-name="Text_20_body">What molecular descriptors contribute most to the prediction of melting point? 
</text:p>
      <text:h text:style-name="Heading_20_1" text:outline-level="1" text:is-list-header="false">
<text:bookmark-start text:name="OrgXref.orgc0bbb65"/>
<text:bookmark text:name="orgc0bbb65"/>Introduction:
<text:bookmark-end text:name="OrgXref.orgc0bbb65"/></text:h>
      <text:p text:style-name="Text_20_body">The inspiration for this investigation initially came about while I was researching some different molecular representation methods. I was interested in applying my knowledge of machine learning to 
the field of chemistry, but wasn't sure how I would be able to feed a computer 3D molecular representations. I was looking at the differnt ways we can input molecular data and get the computer to then make predictions based on 
the molecular structure. I eventually came across a method
called Simplified Molecular Input Line Energy Specirfication (SMILES) which looked to be quite promising and was being used by several projects. This method represents a valence model of a molecule and 
allows us to describe the structure of a molecule in one dimension (via a string of characters) while remaining syntaxicly intuitive and comprehensive enough to be valuable (enough data is still preserved in this format).
</text:p>
      <text:p text:style-name="Text_20_body">Also, I was interested in getting a more intuitive understanding of the factors affecting the melting points of a substance
,as this was an area I lost marks in on some of my exams.
</text:p>
      <text:p text:style-name="Text_20_body">Putting these two inspirations together, I wanted to see what part of SMILES - each SMILES representation was cut into 2-4 character long slices -
would contribute most to the prediction of melting points using a machine learning model - I was interested in determining what 2-4 character slices, when removed from 
the dataset, would most affect the performance of a machine learning model aimed at predicting the melting point. 
</text:p>
      <text:h text:style-name="Heading_20_1" text:outline-level="1" text:is-list-header="false">
<text:bookmark-start text:name="OrgXref.orge84dbc7"/>
<text:bookmark text:name="orge84dbc7"/>Background Research/Information:
<text:bookmark-end text:name="OrgXref.orge84dbc7"/></text:h>
      <text:p text:style-name="Text_20_body">We learned in class that as the size of a molecule increases, melting point goes up. This due to the increase in Van der Waals' forces.
Also, the precense of a polar group such as the carbonyl group, increases the melting point because it creates a dipole-dipole interaction.
We also learned that molecules that can hydrogen bond generally have a higher melting point - and that hydrogen bonding is
significantly stronger than Vanderwall's forces. For this reason, alcohols generally have a higher melting/boiling point because 
they have an OH which can hydrogen bond. Molecules that can pack together more tightly, we learned have a greater melting point also. 
For example, symmetrical neopentane molecules have a higher melting point than isopentane, which can't pack together so well. 
</text:p>
      <text:p text:style-name="Text_20_body">In my background research I also discovered that impurities play a part in a molecule's melting point.
However, for this dataset, the chemicals are fairly pure so I am not using this in my hypothesis.
</text:p>
      <text:p text:style-name="Text_20_body">The source I am using my dataset from, has a paper [bergstrom][1] accotiated with it that came to the conclusion that descriptors of hydrophilicity,
polarity, partial atom charge, and molecular regidity were found to be positively correlated with melting point while nonpolar atoms, and high flexibility
were found to be negatively correlated. Although I am using the same dataset, my experiment focused on using the SMILES method
of representation rather than 3D or 2D representations or the calculated values the paper uses. This means my machine learning model doesn't have access to the
quantitative values associated with moleucle rigidity and partial atom charge. However, by looking at the SMILES representaitons, my model
still has access to rough measures of hydrophilicity (it should be able to identify hydrogen bonds), polarity, and molecule size which actually yeiled
a correlation coefficient of 0.68 which is pretty good. In this experiment I aim at finding what actually parts of SMILES
were usefull to the model to make its predictions.
</text:p>
      <text:p text:style-name="Text_20_body">An important thing to note is that cutting SMILES representations into 2-4 character slices doesn't remove the models
ability to see what is in total present in the molecule structure. It just looks at one 2-4 character slice at a time - 
which could be anything like (O) which would represent the presence of a carbonyl funcitonal group. This means that using my
'leave one out' methodology, we are able to isolate what 'indicator' - such as the precense of a carbonyl group - contributes
most to the performance of the model. 
</text:p>
      <text:h text:style-name="Heading_20_1" text:outline-level="1" text:is-list-header="false">
<text:bookmark-start text:name="OrgXref.org67cafba"/>
<text:bookmark text:name="org67cafba"/>Hypothesis:
<text:bookmark-end text:name="OrgXref.org67cafba"/></text:h>
      <text:p text:style-name="Text_20_body">Polarity, hydrophilicity, and molecule size contribute to melting point. SMILES descriptors of these qualities will be most
usefull to the model and will influence its performance most when taken out of the dataset. 
</text:p>
      <text:h text:style-name="Heading_20_1" text:outline-level="1" text:is-list-header="false">
<text:bookmark-start text:name="OrgXref.orgcf7cb41"/>
<text:bookmark text:name="orgcf7cb41"/>Materials:
<text:bookmark-end text:name="OrgXref.orgcf7cb41"/></text:h>
      <text:list text:style-name="OrgBulletedList" text:continue-numbering="false">
        <text:list-item>
          <text:p text:style-name="Text_20_body">Weka 3.8: Software used to rapidly prototype machine learning models and which I used to configure and run my model for this investigation.
</text:p>
        </text:list-item>
        <text:list-item>
          <text:p text:style-name="Text_20_body">GNUMeric: Opensource equivalent of Microsoft Excell and was used to clean up the data and get it ready to be inputted into Weka.
</text:p>
        </text:list-item>
        <text:list-item>
          <text:p text:style-name="Text_20_body">Bergstrom Melting Point Dataset: Obtained from ChemDB and available at: <text:a xlink:type="simple" xlink:href="ftp:ftp.ics.uci.edu/pub/baldig/learning/Bergstrom/">ftp:ftp.ics.uci.edu/pub/baldig/learning/Bergstrom/</text:a>.  
</text:p>
        </text:list-item>
      </text:list>
      <text:h text:style-name="Heading_20_2" text:outline-level="2" text:is-list-header="false">
<text:bookmark-start text:name="OrgXref.org0765d23"/>
<text:bookmark text:name="org0765d23"/>The Dataset:
<text:bookmark-end text:name="OrgXref.org0765d23"/></text:h>
      <text:p text:style-name="Text_20_body">The dataset consisted of three columns: one contained the chemical name of the molecule, one contained the SMILES representation of the molecule, and one contained the melting point of the molecule.
There were 184 molecules in the dataset.
</text:p>
      <text:p text:style-name="Text_20_body">Here are the first 20 rows of the dataset: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Chemical Name:</text:p>
              </table:table-cell>
              <table:table-cell table:style-name="OrgTblCellTB">
                <text:p text:style-name="OrgTableHeadingLeft">SMILES Representation:</text:p>
              </table:table-cell>
              <table:table-cell table:style-name="OrgTblCellTB">
                <text:p text:style-name="OrgTableHeadingRight">M.P. (°C)</text:p>
              </table:table-cell>
            </table:table-row>
          </table:table-header-rows>
          <table:table-rows>
            <table:table-row>
              <table:table-cell table:style-name="OrgTblCellT">
                <text:p text:style-name="OrgTableContentsLeft">Abecarnil</text:p>
              </table:table-cell>
              <table:table-cell table:style-name="OrgTblCellT">
                <text:p text:style-name="OrgTableContentsLeft">COCc3c(ncc4[nH]c2ccc(OCc1ccccc1)cc2c34)C(=O)OC(C)C</text:p>
              </table:table-cell>
              <table:table-cell table:style-name="OrgTblCellT">
                <text:p text:style-name="OrgTableContentsRight">150</text:p>
              </table:table-cell>
            </table:table-row>
            <table:table-row>
              <table:table-cell table:style-name="OrgTblCell">
                <text:p text:style-name="OrgTableContentsLeft">Acebutolol</text:p>
              </table:table-cell>
              <table:table-cell table:style-name="OrgTblCell">
                <text:p text:style-name="OrgTableContentsLeft">CCCC(=O)Nc1ccc(OCC(O)CNC(C)C)c(c1)C(C)=O</text:p>
              </table:table-cell>
              <table:table-cell table:style-name="OrgTblCell">
                <text:p text:style-name="OrgTableContentsRight">119</text:p>
              </table:table-cell>
            </table:table-row>
            <table:table-row>
              <table:table-cell table:style-name="OrgTblCell">
                <text:p text:style-name="OrgTableContentsLeft">Acecarbromal</text:p>
              </table:table-cell>
              <table:table-cell table:style-name="OrgTblCell">
                <text:p text:style-name="OrgTableContentsLeft">CCC(Br)(CC)C(=O)NC(=O)NC(C)=O</text:p>
              </table:table-cell>
              <table:table-cell table:style-name="OrgTblCell">
                <text:p text:style-name="OrgTableContentsRight">109</text:p>
              </table:table-cell>
            </table:table-row>
            <table:table-row>
              <table:table-cell table:style-name="OrgTblCell">
                <text:p text:style-name="OrgTableContentsLeft">Aceclofenac</text:p>
              </table:table-cell>
              <table:table-cell table:style-name="OrgTblCell">
                <text:p text:style-name="OrgTableContentsLeft">OC(=O)COC(=O)Cc1ccccc1Nc2c(Cl)cccc2Cl</text:p>
              </table:table-cell>
              <table:table-cell table:style-name="OrgTblCell">
                <text:p text:style-name="OrgTableContentsRight">149</text:p>
              </table:table-cell>
            </table:table-row>
            <table:table-row>
              <table:table-cell table:style-name="OrgTblCell">
                <text:p text:style-name="OrgTableContentsLeft">Acedapsone</text:p>
              </table:table-cell>
              <table:table-cell table:style-name="OrgTblCell">
                <text:p text:style-name="OrgTableContentsLeft">CC(=O)Nc1ccc(cc1)S(=O)(=O)c2ccc(NC(C)=O)cc2</text:p>
              </table:table-cell>
              <table:table-cell table:style-name="OrgTblCell">
                <text:p text:style-name="OrgTableContentsRight">289</text:p>
              </table:table-cell>
            </table:table-row>
            <table:table-row>
              <table:table-cell table:style-name="OrgTblCell">
                <text:p text:style-name="OrgTableContentsLeft">Acediasulfone</text:p>
              </table:table-cell>
              <table:table-cell table:style-name="OrgTblCell">
                <text:p text:style-name="OrgTableContentsLeft">Nc1ccc(cc1)S(=O)(=O)c2ccc(NCC(O)=O)cc2</text:p>
              </table:table-cell>
              <table:table-cell table:style-name="OrgTblCell">
                <text:p text:style-name="OrgTableContentsRight">194</text:p>
              </table:table-cell>
            </table:table-row>
            <table:table-row>
              <table:table-cell table:style-name="OrgTblCell">
                <text:p text:style-name="OrgTableContentsLeft">Aceglutamide</text:p>
              </table:table-cell>
              <table:table-cell table:style-name="OrgTblCell">
                <text:p text:style-name="OrgTableContentsLeft">CC(=O)NC(CCC(N)=O)C(O)=O</text:p>
              </table:table-cell>
              <table:table-cell table:style-name="OrgTblCell">
                <text:p text:style-name="OrgTableContentsRight">197</text:p>
              </table:table-cell>
            </table:table-row>
            <table:table-row>
              <table:table-cell table:style-name="OrgTblCell">
                <text:p text:style-name="OrgTableContentsLeft">Acemetacin</text:p>
              </table:table-cell>
              <table:table-cell table:style-name="OrgTblCell">
                <text:p text:style-name="OrgTableContentsLeft">COc3ccc2n(C(=O)c1ccc(Cl)cc1)c(C)c(CC(=O)OCC(O)=O)c2c3</text:p>
              </table:table-cell>
              <table:table-cell table:style-name="OrgTblCell">
                <text:p text:style-name="OrgTableContentsRight">150</text:p>
              </table:table-cell>
            </table:table-row>
            <table:table-row>
              <table:table-cell table:style-name="OrgTblCell">
                <text:p text:style-name="OrgTableContentsLeft">Acetaminophen</text:p>
              </table:table-cell>
              <table:table-cell table:style-name="OrgTblCell">
                <text:p text:style-name="OrgTableContentsLeft">CC(=O)Nc1ccc(O)cc1</text:p>
              </table:table-cell>
              <table:table-cell table:style-name="OrgTblCell">
                <text:p text:style-name="OrgTableContentsRight">169</text:p>
              </table:table-cell>
            </table:table-row>
            <table:table-row>
              <table:table-cell table:style-name="OrgTblCell">
                <text:p text:style-name="OrgTableContentsLeft">Acetaminosalol</text:p>
              </table:table-cell>
              <table:table-cell table:style-name="OrgTblCell">
                <text:p text:style-name="OrgTableContentsLeft">CC(=O)Nc2ccc(OC(=O)c1ccccc1O)cc2</text:p>
              </table:table-cell>
              <table:table-cell table:style-name="OrgTblCell">
                <text:p text:style-name="OrgTableContentsRight">187</text:p>
              </table:table-cell>
            </table:table-row>
            <table:table-row>
              <table:table-cell table:style-name="OrgTblCell">
                <text:p text:style-name="OrgTableContentsLeft">Acetorphan</text:p>
              </table:table-cell>
              <table:table-cell table:style-name="OrgTblCell">
                <text:p text:style-name="OrgTableContentsLeft">CC(=O)SCC(Cc1ccccc1)C(=O)NCC(=O)OCc2ccccc2</text:p>
              </table:table-cell>
              <table:table-cell table:style-name="OrgTblCell">
                <text:p text:style-name="OrgTableContentsRight">89</text:p>
              </table:table-cell>
            </table:table-row>
            <table:table-row>
              <table:table-cell table:style-name="OrgTblCell">
                <text:p text:style-name="OrgTableContentsLeft">Acetylpheneturide</text:p>
              </table:table-cell>
              <table:table-cell table:style-name="OrgTblCell">
                <text:p text:style-name="OrgTableContentsLeft">CCC(C(=O)NC(=O)NC(C)=O)c1ccccc1</text:p>
              </table:table-cell>
              <table:table-cell table:style-name="OrgTblCell">
                <text:p text:style-name="OrgTableContentsRight">100</text:p>
              </table:table-cell>
            </table:table-row>
            <table:table-row>
              <table:table-cell table:style-name="OrgTblCell">
                <text:p text:style-name="OrgTableContentsLeft">AcetylsalicylicAcid</text:p>
              </table:table-cell>
              <table:table-cell table:style-name="OrgTblCell">
                <text:p text:style-name="OrgTableContentsLeft">CC(=O)Oc1ccccc1C(O)=O</text:p>
              </table:table-cell>
              <table:table-cell table:style-name="OrgTblCell">
                <text:p text:style-name="OrgTableContentsRight">142.4</text:p>
              </table:table-cell>
            </table:table-row>
            <table:table-row>
              <table:table-cell table:style-name="OrgTblCell">
                <text:p text:style-name="OrgTableContentsLeft">Acyclovir</text:p>
              </table:table-cell>
              <table:table-cell table:style-name="OrgTblCell">
                <text:p text:style-name="OrgTableContentsLeft">Nc2nc1n(COCCO)cnc1c(=O)[nH]2</text:p>
              </table:table-cell>
              <table:table-cell table:style-name="OrgTblCell">
                <text:p text:style-name="OrgTableContentsRight">255</text:p>
              </table:table-cell>
            </table:table-row>
            <table:table-row>
              <table:table-cell table:style-name="OrgTblCell">
                <text:p text:style-name="OrgTableContentsLeft">Acifran</text:p>
              </table:table-cell>
              <table:table-cell table:style-name="OrgTblCell">
                <text:p text:style-name="OrgTableContentsLeft">CC1(OC(=CC1=O)C(O)=O)c2ccccc2</text:p>
              </table:table-cell>
              <table:table-cell table:style-name="OrgTblCell">
                <text:p text:style-name="OrgTableContentsRight">176</text:p>
              </table:table-cell>
            </table:table-row>
            <table:table-row>
              <table:table-cell table:style-name="OrgTblCell">
                <text:p text:style-name="OrgTableContentsLeft">Acitretin</text:p>
              </table:table-cell>
              <table:table-cell table:style-name="OrgTblCell">
                <text:p text:style-name="OrgTableContentsLeft">COc1cc(C)c(C=CC(C)=CC=CC(C)=CC(O)=O)c(C)c1C</text:p>
              </table:table-cell>
              <table:table-cell table:style-name="OrgTblCell">
                <text:p text:style-name="OrgTableContentsRight">228</text:p>
              </table:table-cell>
            </table:table-row>
            <table:table-row>
              <table:table-cell table:style-name="OrgTblCell">
                <text:p text:style-name="OrgTableContentsLeft">Adrafinil</text:p>
              </table:table-cell>
              <table:table-cell table:style-name="OrgTblCell">
                <text:p text:style-name="OrgTableContentsLeft">ONC(=O)CS(=O)C(c1ccccc1)c2ccccc2</text:p>
              </table:table-cell>
              <table:table-cell table:style-name="OrgTblCell">
                <text:p text:style-name="OrgTableContentsRight">159</text:p>
              </table:table-cell>
            </table:table-row>
            <table:table-row>
              <table:table-cell table:style-name="OrgTblCell">
                <text:p text:style-name="OrgTableContentsLeft">Ahistan</text:p>
              </table:table-cell>
              <table:table-cell table:style-name="OrgTblCell">
                <text:p text:style-name="OrgTableContentsLeft">CN(C)CC(=O)N2c1ccccc1Sc3ccccc23</text:p>
              </table:table-cell>
              <table:table-cell table:style-name="OrgTblCell">
                <text:p text:style-name="OrgTableContentsRight">144</text:p>
              </table:table-cell>
            </table:table-row>
            <table:table-row>
              <table:table-cell table:style-name="OrgTblCell">
                <text:p text:style-name="OrgTableContentsLeft">Albendazole</text:p>
              </table:table-cell>
              <table:table-cell table:style-name="OrgTblCell">
                <text:p text:style-name="OrgTableContentsLeft">CCCSc2ccc1[nH]c(NC(=O)OC)nc1c2</text:p>
              </table:table-cell>
              <table:table-cell table:style-name="OrgTblCell">
                <text:p text:style-name="OrgTableContentsRight">208</text:p>
              </table:table-cell>
            </table:table-row>
            <table:table-row>
              <table:table-cell table:style-name="OrgTblCellB">
                <text:p text:style-name="OrgTableContentsLeft">Albutoin</text:p>
              </table:table-cell>
              <table:table-cell table:style-name="OrgTblCellB">
                <text:p text:style-name="OrgTableContentsLeft">CC(C)CC1NC(=S)N(CC=C)C1=O</text:p>
              </table:table-cell>
              <table:table-cell table:style-name="OrgTblCellB">
                <text:p text:style-name="OrgTableContentsRight">210</text:p>
              </table:table-cell>
            </table:table-row>
          </table:table-rows>
        </table:table>
      </text:section>
      <text:h text:style-name="Heading_20_1" text:outline-level="1" text:is-list-header="false">
<text:bookmark-start text:name="OrgXref.org5934412"/>
<text:bookmark text:name="org5934412"/>Methodology and Experiment:
<text:bookmark-end text:name="OrgXref.org5934412"/></text:h>
      <text:h text:style-name="Heading_20_2" text:outline-level="2" text:is-list-header="false">
<text:bookmark-start text:name="OrgXref.org2ad0a82"/>
<text:bookmark text:name="org2ad0a82"/>Preprocessing:
<text:bookmark-end text:name="OrgXref.org2ad0a82"/></text:h>
      <text:p text:style-name="Text_20_body">Before the data could be fed into the machine learning model (which is a glorified funciton finder, if you are not aware), I needed
to cut the SMILES representations into 2-4 character slices. This was done using a tokenizer method which used the TF-IDF method to find out the most unique 2-4 character slices and then
took the top 105. The number of times each slice appeared in each molecule was tallied, and this resulting information was compiled into a dictionary file - 
where the rows correspond to a 2-4 character slice, and each column represents a individual molecule, the element at the cross of the two, being the tallied precense of that slice in the molecule.
The model was then run on this dictionary file and was predicting the melting point of each molecule based on the slices
present in its structure. 
Here are some of the selected 'indicators' (slices):
</text:p>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Slice:</text:p>
              </table:table-cell>
              <table:table-cell table:style-name="OrgTblCellTB">
                <text:p text:style-name="OrgTableHeadingLeft">What it indicates:</text:p>
              </table:table-cell>
              <table:table-cell table:style-name="OrgTblCellTB">
                <text:p text:style-name="OrgTableHeadingRight">Uniqueness Rank:</text:p>
              </table:table-cell>
            </table:table-row>
          </table:table-header-rows>
          <table:table-rows>
            <table:table-row>
              <table:table-cell table:style-name="OrgTblCellT">
                <text:p text:style-name="OrgTableContentsLeft">ccc</text:p>
              </table:table-cell>
              <table:table-cell table:style-name="OrgTblCellT">
                <text:p text:style-name="OrgTableContentsLeft">presence of ring with # of C &gt; 3</text:p>
              </table:table-cell>
              <table:table-cell table:style-name="OrgTblCellT">
                <text:p text:style-name="OrgTableContentsRight">100</text:p>
              </table:table-cell>
            </table:table-row>
            <table:table-row>
              <table:table-cell table:style-name="OrgTblCell">
                <text:p text:style-name="OrgTableContentsLeft">C(C)</text:p>
              </table:table-cell>
              <table:table-cell table:style-name="OrgTblCell">
                <text:p text:style-name="OrgTableContentsLeft">presence of methyl branch</text:p>
              </table:table-cell>
              <table:table-cell table:style-name="OrgTblCell">
                <text:p text:style-name="OrgTableContentsRight">54</text:p>
              </table:table-cell>
            </table:table-row>
            <table:table-row>
              <table:table-cell table:style-name="OrgTblCell">
                <text:p text:style-name="OrgTableContentsLeft">cccc</text:p>
              </table:table-cell>
              <table:table-cell table:style-name="OrgTblCell">
                <text:p text:style-name="OrgTableContentsLeft">presence of ring with # of C &gt; 4</text:p>
              </table:table-cell>
              <table:table-cell table:style-name="OrgTblCell">
                <text:p text:style-name="OrgTableContentsRight">104</text:p>
              </table:table-cell>
            </table:table-row>
            <table:table-row>
              <table:table-cell table:style-name="OrgTblCell">
                <text:p text:style-name="OrgTableContentsLeft">CCCC</text:p>
              </table:table-cell>
              <table:table-cell table:style-name="OrgTblCell">
                <text:p text:style-name="OrgTableContentsLeft">presence of carbon chain with length of 4</text:p>
              </table:table-cell>
              <table:table-cell table:style-name="OrgTblCell">
                <text:p text:style-name="OrgTableContentsRight">64</text:p>
              </table:table-cell>
            </table:table-row>
            <table:table-row>
              <table:table-cell table:style-name="OrgTblCell">
                <text:p text:style-name="OrgTableContentsLeft">O</text:p>
              </table:table-cell>
              <table:table-cell table:style-name="OrgTblCell">
                <text:p text:style-name="OrgTableContentsLeft">presence of oxygen in molecule</text:p>
              </table:table-cell>
              <table:table-cell table:style-name="OrgTblCell">
                <text:p text:style-name="OrgTableContentsRight">75</text:p>
              </table:table-cell>
            </table:table-row>
            <table:table-row>
              <table:table-cell table:style-name="OrgTblCell">
                <text:p text:style-name="OrgTableContentsLeft">(=O)</text:p>
              </table:table-cell>
              <table:table-cell table:style-name="OrgTblCell">
                <text:p text:style-name="OrgTableContentsLeft">presence of carbonyl group in molecule</text:p>
              </table:table-cell>
              <table:table-cell table:style-name="OrgTblCell">
                <text:p text:style-name="OrgTableContentsRight">5</text:p>
              </table:table-cell>
            </table:table-row>
            <table:table-row>
              <table:table-cell table:style-name="OrgTblCell">
                <text:p text:style-name="OrgTableContentsLeft">4</text:p>
              </table:table-cell>
              <table:table-cell table:style-name="OrgTblCell">
                <text:p text:style-name="OrgTableContentsLeft">undeterminable</text:p>
              </table:table-cell>
              <table:table-cell table:style-name="OrgTblCell">
                <text:p text:style-name="OrgTableContentsRight">41</text:p>
              </table:table-cell>
            </table:table-row>
            <table:table-row>
              <table:table-cell table:style-name="OrgTblCellB">
                <text:p text:style-name="OrgTableContentsLeft">C(O)</text:p>
              </table:table-cell>
              <table:table-cell table:style-name="OrgTblCellB">
                <text:p text:style-name="OrgTableContentsLeft">presence of oxygen bonded to a carbon (as a branch)</text:p>
              </table:table-cell>
              <table:table-cell table:style-name="OrgTblCellB">
                <text:p text:style-name="OrgTableContentsRight">56</text:p>
              </table:table-cell>
            </table:table-row>
          </table:table-rows>
        </table:table>
      </text:section>
      <text:p text:style-name="Text_20_body">Note: see <text:span text:style-name="Bold">Experimental Procedure</text:span> for an explanation of the "4" slice.
</text:p>
      <text:h text:style-name="Heading_20_2" text:outline-level="2" text:is-list-header="false">
<text:bookmark-start text:name="OrgXref.org751c4f8"/>
<text:bookmark text:name="org751c4f8"/>Experimental Procedure:
<text:bookmark-end text:name="OrgXref.org751c4f8"/></text:h>
      <text:list text:style-name="OrgBulletedList" text:continue-numbering="false">
        <text:list-item>
          <text:p text:style-name="Text_20_body">Data was cleaned and arranged into 3 columns (headings were removed) in GNUMeric.
</text:p>
        </text:list-item>
        <text:list-item>
          <text:p text:style-name="Text_20_body">The tokinizer was applied to the SMILES column, slicing the SMILES represntation into 2-4 character slices, yeilding the dictionary file.
</text:p>
        </text:list-item>
        <text:list-item>
          <text:p text:style-name="Text_20_body">The model was run on a different, nonoverlapping, 90-10% training-testing split of the dictionary 10 times to make sure the results were unbaised (perhaps one 10% was easier to predict melting points for) and valuable (to make sure the SMILES slices contained enough data - which they did because the correlation coefficient was 0.68).
</text:p>
        </text:list-item>
        <text:list-item>
          <text:p text:style-name="Text_20_body">The model was run with the same split pattern as above, but one column in the dictionary - relating to a different 2-4 character slice (descriptor) - was left out. The effect of leaving this slice of the SMILES representation on the correlation coefficinet was recorded and this was done for each of the 105 different slices. 
</text:p>
        </text:list-item>
        <text:list-item>
          <text:p text:style-name="Text_20_body">The descriptors (slices) were ranked by their effect on the correlation coefficient.
</text:p>
        </text:list-item>
        <text:list-item>
          <text:p text:style-name="Text_20_body">The top ranked slices are then interpreted to come to conclusions.
</text:p>
        </text:list-item>
      </text:list>
      <text:p text:style-name="Text_20_body">Some of the top ranked slices cannot be easily interpreted such as the slice "4" which only tells us that there is a ring and not
as much about its size or shape. However with the combination of "4" and another slice, the computer would be 
able to perhaps see something more interesting such as that a molecule has a ring and that the ring is big or has a certain structure.
Using the "4" slice in isolation, doesn't yeild valuable results. However, if we look up what sort of molecules contain "4" in their SMILES representation (in the raw data),
we find molecules like abecarnil which have a very complex ring structure which the computer must have used to predict its melting point - hence why "4" is ranked highly in its effect on performance.
</text:p>
      <text:h text:style-name="Heading_20_1" text:outline-level="1" text:is-list-header="false">
<text:bookmark-start text:name="OrgXref.orgdd8c428"/>
<text:bookmark text:name="orgdd8c428"/>Data and Analysis:
<text:bookmark-end text:name="OrgXref.orgdd8c428"/></text:h>
      <text:p text:style-name="Text_20_body">Here are the top 20 slices ranked by their effect on model performance when taken out of the dictionary:
</text:p>
      <text:h text:style-name="Heading_20_2" text:outline-level="2" text:is-list-header="false">
<text:bookmark-start text:name="OrgXref.org8ae29d7"/>
<text:bookmark text:name="org8ae29d7"/>Data Table:
<text:bookmark-end text:name="OrgXref.org8ae29d7"/></text:h>
      <text:section text:style-name="OrgIndentedSection-Level-0" text:name="Section3">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Effect on Correlation:</text:p>
              </table:table-cell>
              <table:table-cell table:style-name="OrgTblCellTB">
                <text:p text:style-name="OrgTableHeadingRight">Uniqueness Rank:</text:p>
              </table:table-cell>
              <table:table-cell table:style-name="OrgTblCellTB">
                <text:p text:style-name="OrgTableHeadingLeft">Slice:</text:p>
              </table:table-cell>
            </table:table-row>
          </table:table-header-rows>
          <table:table-rows>
            <table:table-row>
              <table:table-cell table:style-name="OrgTblCellT">
                <text:p text:style-name="OrgTableContentsRight">0.04414</text:p>
              </table:table-cell>
              <table:table-cell table:style-name="OrgTblCellT">
                <text:p text:style-name="OrgTableContentsRight">31</text:p>
              </table:table-cell>
              <table:table-cell table:style-name="OrgTblCellT">
                <text:p text:style-name="OrgTableContentsLeft">1ccc</text:p>
              </table:table-cell>
            </table:table-row>
            <table:table-row>
              <table:table-cell table:style-name="OrgTblCell">
                <text:p text:style-name="OrgTableContentsRight">0.03014</text:p>
              </table:table-cell>
              <table:table-cell table:style-name="OrgTblCell">
                <text:p text:style-name="OrgTableContentsRight">39</text:p>
              </table:table-cell>
              <table:table-cell table:style-name="OrgTblCell">
                <text:p text:style-name="OrgTableContentsLeft">3c</text:p>
              </table:table-cell>
            </table:table-row>
            <table:table-row>
              <table:table-cell table:style-name="OrgTblCell">
                <text:p text:style-name="OrgTableContentsRight">0.02938</text:p>
              </table:table-cell>
              <table:table-cell table:style-name="OrgTblCell">
                <text:p text:style-name="OrgTableContentsRight">11</text:p>
              </table:table-cell>
              <table:table-cell table:style-name="OrgTblCell">
                <text:p text:style-name="OrgTableContentsLeft">(O)</text:p>
              </table:table-cell>
            </table:table-row>
            <table:table-row>
              <table:table-cell table:style-name="OrgTblCell">
                <text:p text:style-name="OrgTableContentsRight">0.02914</text:p>
              </table:table-cell>
              <table:table-cell table:style-name="OrgTblCell">
                <text:p text:style-name="OrgTableContentsRight">53</text:p>
              </table:table-cell>
              <table:table-cell table:style-name="OrgTblCell">
                <text:p text:style-name="OrgTableContentsLeft">C(C</text:p>
              </table:table-cell>
            </table:table-row>
            <table:table-row>
              <table:table-cell table:style-name="OrgTblCell">
                <text:p text:style-name="OrgTableContentsRight">0.029</text:p>
              </table:table-cell>
              <table:table-cell table:style-name="OrgTblCell">
                <text:p text:style-name="OrgTableContentsRight">21</text:p>
              </table:table-cell>
              <table:table-cell table:style-name="OrgTblCell">
                <text:p text:style-name="OrgTableContentsLeft">)NC</text:p>
              </table:table-cell>
            </table:table-row>
            <table:table-row>
              <table:table-cell table:style-name="OrgTblCell">
                <text:p text:style-name="OrgTableContentsRight">0.02777</text:p>
              </table:table-cell>
              <table:table-cell table:style-name="OrgTblCell">
                <text:p text:style-name="OrgTableContentsRight">48</text:p>
              </table:table-cell>
              <table:table-cell table:style-name="OrgTblCell">
                <text:p text:style-name="OrgTableContentsLeft">=O)c</text:p>
              </table:table-cell>
            </table:table-row>
            <table:table-row>
              <table:table-cell table:style-name="OrgTblCell">
                <text:p text:style-name="OrgTableContentsRight">0.02467</text:p>
              </table:table-cell>
              <table:table-cell table:style-name="OrgTblCell">
                <text:p text:style-name="OrgTableContentsRight">40</text:p>
              </table:table-cell>
              <table:table-cell table:style-name="OrgTblCell">
                <text:p text:style-name="OrgTableContentsLeft">3cc</text:p>
              </table:table-cell>
            </table:table-row>
            <table:table-row>
              <table:table-cell table:style-name="OrgTblCell">
                <text:p text:style-name="OrgTableContentsRight">0.02441</text:p>
              </table:table-cell>
              <table:table-cell table:style-name="OrgTblCell">
                <text:p text:style-name="OrgTableContentsRight">41</text:p>
              </table:table-cell>
              <table:table-cell table:style-name="OrgTblCell">
                <text:p text:style-name="OrgTableContentsLeft">4</text:p>
              </table:table-cell>
            </table:table-row>
            <table:table-row>
              <table:table-cell table:style-name="OrgTblCell">
                <text:p text:style-name="OrgTableContentsRight">0.02313</text:p>
              </table:table-cell>
              <table:table-cell table:style-name="OrgTblCell">
                <text:p text:style-name="OrgTableContentsRight">17</text:p>
              </table:table-cell>
              <table:table-cell table:style-name="OrgTblCell">
                <text:p text:style-name="OrgTableContentsLeft">)C</text:p>
              </table:table-cell>
            </table:table-row>
            <table:table-row>
              <table:table-cell table:style-name="OrgTblCell">
                <text:p text:style-name="OrgTableContentsRight">0.023</text:p>
              </table:table-cell>
              <table:table-cell table:style-name="OrgTblCell">
                <text:p text:style-name="OrgTableContentsRight">24</text:p>
              </table:table-cell>
              <table:table-cell table:style-name="OrgTblCell">
                <text:p text:style-name="OrgTableContentsLeft">)c2</text:p>
              </table:table-cell>
            </table:table-row>
            <table:table-row>
              <table:table-cell table:style-name="OrgTblCell">
                <text:p text:style-name="OrgTableContentsRight">0.02215</text:p>
              </table:table-cell>
              <table:table-cell table:style-name="OrgTblCell">
                <text:p text:style-name="OrgTableContentsRight">49</text:p>
              </table:table-cell>
              <table:table-cell table:style-name="OrgTblCell">
                <text:p text:style-name="OrgTableContentsLeft">C</text:p>
              </table:table-cell>
            </table:table-row>
            <table:table-row>
              <table:table-cell table:style-name="OrgTblCell">
                <text:p text:style-name="OrgTableContentsRight">0.02087</text:p>
              </table:table-cell>
              <table:table-cell table:style-name="OrgTblCell">
                <text:p text:style-name="OrgTableContentsRight">37</text:p>
              </table:table-cell>
              <table:table-cell table:style-name="OrgTblCell">
                <text:p text:style-name="OrgTableContentsLeft">2ccc</text:p>
              </table:table-cell>
            </table:table-row>
            <table:table-row>
              <table:table-cell table:style-name="OrgTblCell">
                <text:p text:style-name="OrgTableContentsRight">0.02076</text:p>
              </table:table-cell>
              <table:table-cell table:style-name="OrgTblCell">
                <text:p text:style-name="OrgTableContentsRight">56</text:p>
              </table:table-cell>
              <table:table-cell table:style-name="OrgTblCell">
                <text:p text:style-name="OrgTableContentsLeft">C(O)</text:p>
              </table:table-cell>
            </table:table-row>
            <table:table-row>
              <table:table-cell table:style-name="OrgTblCell">
                <text:p text:style-name="OrgTableContentsRight">0.02065</text:p>
              </table:table-cell>
              <table:table-cell table:style-name="OrgTblCell">
                <text:p text:style-name="OrgTableContentsRight">2</text:p>
              </table:table-cell>
              <table:table-cell table:style-name="OrgTblCell">
                <text:p text:style-name="OrgTableContentsLeft">(</text:p>
              </table:table-cell>
            </table:table-row>
            <table:table-row>
              <table:table-cell table:style-name="OrgTblCell">
                <text:p text:style-name="OrgTableContentsRight">0.01978</text:p>
              </table:table-cell>
              <table:table-cell table:style-name="OrgTblCell">
                <text:p text:style-name="OrgTableContentsRight">46</text:p>
              </table:table-cell>
              <table:table-cell table:style-name="OrgTblCell">
                <text:p text:style-name="OrgTableContentsLeft">=O)C</text:p>
              </table:table-cell>
            </table:table-row>
            <table:table-row>
              <table:table-cell table:style-name="OrgTblCell">
                <text:p text:style-name="OrgTableContentsRight">0.01793</text:p>
              </table:table-cell>
              <table:table-cell table:style-name="OrgTblCell">
                <text:p text:style-name="OrgTableContentsRight">10</text:p>
              </table:table-cell>
              <table:table-cell table:style-name="OrgTblCell">
                <text:p text:style-name="OrgTableContentsLeft">(O</text:p>
              </table:table-cell>
            </table:table-row>
            <table:table-row>
              <table:table-cell table:style-name="OrgTblCell">
                <text:p text:style-name="OrgTableContentsRight">0.01763</text:p>
              </table:table-cell>
              <table:table-cell table:style-name="OrgTblCell">
                <text:p text:style-name="OrgTableContentsRight">52</text:p>
              </table:table-cell>
              <table:table-cell table:style-name="OrgTblCell">
                <text:p text:style-name="OrgTableContentsLeft">C(=O</text:p>
              </table:table-cell>
            </table:table-row>
            <table:table-row>
              <table:table-cell table:style-name="OrgTblCell">
                <text:p text:style-name="OrgTableContentsRight">0.01674</text:p>
              </table:table-cell>
              <table:table-cell table:style-name="OrgTblCell">
                <text:p text:style-name="OrgTableContentsRight">62</text:p>
              </table:table-cell>
              <table:table-cell table:style-name="OrgTblCell">
                <text:p text:style-name="OrgTableContentsLeft">CC(</text:p>
              </table:table-cell>
            </table:table-row>
            <table:table-row>
              <table:table-cell table:style-name="OrgTblCell">
                <text:p text:style-name="OrgTableContentsRight">0.01575</text:p>
              </table:table-cell>
              <table:table-cell table:style-name="OrgTblCell">
                <text:p text:style-name="OrgTableContentsRight">19</text:p>
              </table:table-cell>
              <table:table-cell table:style-name="OrgTblCell">
                <text:p text:style-name="OrgTableContentsLeft">)CC</text:p>
              </table:table-cell>
            </table:table-row>
            <table:table-row>
              <table:table-cell table:style-name="OrgTblCellB">
                <text:p text:style-name="OrgTableContentsRight">0.01411</text:p>
              </table:table-cell>
              <table:table-cell table:style-name="OrgTblCellB">
                <text:p text:style-name="OrgTableContentsRight">1</text:p>
              </table:table-cell>
              <table:table-cell table:style-name="OrgTblCellB">
                <text:p text:style-name="OrgTableContentsLeft">150</text:p>
              </table:table-cell>
            </table:table-row>
          </table:table-rows>
        </table:table>
      </text:section>
      <text:h text:style-name="Heading_20_2" text:outline-level="2" text:is-list-header="false">
<text:bookmark-start text:name="OrgXref.org98f60f0"/>
<text:bookmark text:name="org98f60f0"/>Analysis of Results:
<text:bookmark-end text:name="OrgXref.org98f60f0"/></text:h>
      <text:p text:style-name="Text_20_body">If you look at the results, the slice "1ccc" is the most effective slice. This slice indicates that there is a
a carbon ring with a length &gt; 3. The '1' in the slice indicates that the carbon that would have been
located before the '1' is the breakage point and this just means that this is where the carbon ring would start
its index - carbon 1. To the computer this likely tells more than to us, since its able to look at
multiple slices at a time. If we are to interpret it generally, we could say that the precense of 
large carbon rings would affect the melting point significantly, or at least is useful in predicting
melting point. Perhaps this is due to a ring fitting with other ringed structures or perhpas
this is due to the ring having many carbon which create more LD forces. Perhpas it somehowe
correlates to more polarity and this would then correlate to a higher melting point. What we can say 
for certain is that this slice contributes to around 6% of the correlation coefficient observed
in the prediciting. 
</text:p>
      <text:list text:style-name="OrgBulletedList" text:continue-numbering="false">
        <text:list-item>
          <text:p text:style-name="Text_20_body">150 is an outlier and is seemingly due to an error
</text:p>
        </text:list-item>
        <text:list-item>
          <text:p text:style-name="Text_20_body">Carbonyl group affects polarity
</text:p>
        </text:list-item>
        <text:list-item>
          <text:p text:style-name="Text_20_body">C(=O affect because potentially hydroxyl group but looks to be more often carbonyl group
</text:p>
        </text:list-item>
        <text:list-item>
          <text:p text:style-name="Text_20_body">explain 4 again
</text:p>
        </text:list-item>
        <text:list-item>
          <text:p text:style-name="Text_20_body">C(C -&gt; branch
</text:p>
        </text:list-item>
        <text:list-item>
          <text:p text:style-name="Text_20_body">Notice the difference in C vs c in ranks 46 and 48
</text:p>
        </text:list-item>
      </text:list>
      <text:h text:style-name="Heading_20_1" text:outline-level="1" text:is-list-header="false">
<text:bookmark-start text:name="OrgXref.org6fd13a4"/>
<text:bookmark text:name="org6fd13a4"/>Evaluation and Limitations:
<text:bookmark-end text:name="OrgXref.org6fd13a4"/></text:h>
      <text:p text:style-name="Text_20_body">This experiment isn't perfect because the SMILES representation is still a summary. This means that
the conclusions arrived by the end of this investigation, could be improved if I used a methodology such as the 
one used in the Bergstrom experiment. However, my investigation
had a neuance - to find out which 'descriptor' affected the performance most, I needed to run the model 
and exclude one 'descriptor' at a time. This means that I needed to run the model more than 100 times more than
for a regular test of whether using SMILES as a representation is viable/possible. For this reason, I was in a sense limited.
I only have a laptop and am thus limited in computing resources. Working with a more 'complete' representation
of molecular structure - 3D and 2D representations of structure - would be impossible on my current computer (I already had to leave the experiment
running for more than 24 hours). Possibly if I had a better computer, I would be able to run a more complex model that would take 3D or 2D 
structures as input. This would allow the model to take advantage of other different traits that might be important for predicting
melting point - such as molecule flex. The Bergstrom study also found that likely if you use a simplified version of representation for the molecular structure,
you will only be able to explain 63% of the melting point - so a 3D/2D representation might help explain the other 37%. One relatively easy (5+ extra hours of work or so) improvement that could have
been done to my methodology, would be if I used a character level CNN model rather than a n-gram neural network model because the former
actually has a better sense of spatial relationships - the model I used is more frequency orientated (frequency of 'slice').
</text:p>
      <text:h text:style-name="Heading_20_1" text:outline-level="1" text:is-list-header="false">
<text:bookmark-start text:name="OrgXref.orgfb41450"/>
<text:bookmark text:name="orgfb41450"/>Conclusion:
<text:bookmark-end text:name="OrgXref.orgfb41450"/></text:h>
      <text:p text:style-name="Text_20_body">All in all, this investigation was successful. I was able to get a correlation coefficient of 0.68 and was
able to determine which 'indicators' have the greatest effect on prediciting the melting point. This investigation can have potential
applications in the medical field where prediciting the melting point of a new drug might prove useful since being 
able to also understand what factors contribute to melting point, might allow us to develop better drugs with 
a controlled solubility (since this is connected to melting point). 
</text:p>
      <text:h text:style-name="Heading_20_1" text:outline-level="1" text:is-list-header="false">
<text:bookmark-start text:name="OrgXref.org351594d"/>
<text:bookmark text:name="org351594d"/>Bibliography
<text:bookmark-end text:name="OrgXref.org351594d"/></text:h>
      <text:p text:style-name="Text_20_body">[1] Bergström, Christel AS, et al. "Molecular descriptors influencing melting point and their role in classification of solid drugs." Journal of chemical information and computer sciences 43.4 (2003): 1177-1185.
</text:p>
      <text:p text:style-name="Text_20_body">
[bergstrom] "PEEPEE", &lt;i&gt;&lt;/i&gt;, &lt;b&gt;()&lt;/b&gt;, (). &lt;a href=""&gt;link&lt;/a&gt;. &lt;a href="http://dx.doi.org/"&gt;doi&lt;/a&g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0-03-30T20:35:59</dc:date>
    <meta:creation-date>2020-03-30T20:35:59</meta:creation-date>
    <meta:generator>Emacs 26.3 (Org mode 9.3.6)</meta:generator>
    <meta:keyword/>
    <dc:subject/>
    <dc:title/>
  </office:meta>
</office:document-meta>
</file>